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fo:font-size="22pt" style:font-size-asian="22pt" style:font-size-complex="22pt"/>
    </style:style>
    <style:style style:name="P2" style:family="paragraph" style:parent-style-name="Text_20_body">
      <style:text-properties officeooo:rsid="0014047d" officeooo:paragraph-rsid="0014047d"/>
    </style:style>
    <style:style style:name="P3" style:family="paragraph" style:parent-style-name="Text_20_body">
      <style:text-properties fo:font-weight="bold" officeooo:rsid="0014a036" officeooo:paragraph-rsid="0014a036" style:font-weight-asian="bold" style:font-weight-complex="bold"/>
    </style:style>
    <style:style style:name="P4" style:family="paragraph" style:parent-style-name="Text_20_body">
      <style:text-properties fo:font-weight="bold" officeooo:rsid="0014047d" officeooo:paragraph-rsid="0014047d" style:font-weight-asian="bold" style:font-weight-complex="bold"/>
    </style:style>
    <style:style style:name="P5" style:family="paragraph" style:parent-style-name="Text_20_body">
      <style:text-properties fo:font-weight="normal" officeooo:rsid="0014a036" officeooo:paragraph-rsid="0014a036" style:font-weight-asian="normal" style:font-weight-complex="normal"/>
    </style:style>
    <style:style style:name="P6" style:family="paragraph" style:parent-style-name="Text_20_body" style:list-style-name="L1">
      <style:text-properties fo:font-weight="normal" officeooo:rsid="0014047d" officeooo:paragraph-rsid="0014047d" style:font-weight-asian="normal" style:font-weight-complex="normal"/>
    </style:style>
    <style:style style:name="P7" style:family="paragraph" style:parent-style-name="Text_20_body" style:list-style-name="L2">
      <style:text-properties officeooo:rsid="0014047d" officeooo:paragraph-rsid="0014047d"/>
    </style:style>
    <style:style style:name="P8" style:family="paragraph" style:parent-style-name="Text_20_body" style:list-style-name="L2">
      <style:text-properties officeooo:rsid="0014047d" officeooo:paragraph-rsid="0014a036"/>
    </style:style>
    <style:style style:name="P9" style:family="paragraph" style:parent-style-name="Text_20_body" style:list-style-name="L3">
      <style:text-properties officeooo:rsid="0014047d" officeooo:paragraph-rsid="0014047d"/>
    </style:style>
    <style:style style:name="P10" style:family="paragraph" style:parent-style-name="Text_20_body" style:list-style-name="L2">
      <style:text-properties officeooo:rsid="0014a036" officeooo:paragraph-rsid="0014a036"/>
    </style:style>
    <style:style style:name="P11" style:family="paragraph" style:parent-style-name="Text_20_body">
      <style:text-properties fo:font-weight="bold" officeooo:rsid="0014a036" officeooo:paragraph-rsid="0014a036" style:font-weight-asian="bold" style:font-weight-complex="bold"/>
    </style:style>
    <style:style style:name="P12" style:family="paragraph" style:parent-style-name="Text_20_body">
      <style:text-properties officeooo:rsid="00193a79" officeooo:paragraph-rsid="00193a79"/>
    </style:style>
    <style:style style:name="P13" style:family="paragraph" style:parent-style-name="Text_20_body" style:list-style-name="L4">
      <style:text-properties officeooo:rsid="00193a79" officeooo:paragraph-rsid="00193a79"/>
    </style:style>
    <style:style style:name="T1" style:family="text">
      <style:text-properties officeooo:rsid="0014a0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2">QUIZ GAME FOR 3 PLAYERS.</text:p>
      <text:p text:style-name="P2">USING SOCKET PROGRAMMING</text:p>
      <text:p text:style-name="P2">LANGUAGE: PYTHON</text:p>
      <text:p text:style-name="P4">INSTRUCTIONS:</text:p>
      <text:list xml:id="list3019037267" text:style-name="L1">
        <text:list-item>
          <text:p text:style-name="P6">Please use python and not python3.</text:p>
        </text:list-item>
      </text:list>
      <text:list xml:id="list2136447192" text:style-name="L2">
        <text:list-item>
          <text:p text:style-name="P7">Type python server.py in one of the terminal. <text:span text:style-name="T1">It asks for input.</text:span> Enter IP adrress and then port no.</text:p>
        </text:list-item>
        <text:list-item>
          <text:p text:style-name="P8">IF IP address is 127.0.0.1,just type 127.0.0.1 and not ‘127.0.0.1’. <text:span text:style-name="T1">Same for port no</text:span></text:p>
        </text:list-item>
        <text:list-item>
          <text:p text:style-name="P10">Type client.py in other three terminals and then enter ip address and port no.</text:p>
        </text:list-item>
        <text:list-item>
          <text:p text:style-name="P10">The game starts when all players have joined. To press buzzer , type any key on keyboard(preferably Enter)</text:p>
        </text:list-item>
        <text:list-item>
          <text:p text:style-name="P10">After this enter the option you think to be correct. </text:p>
        </text:list-item>
        <text:list-item>
          <text:p text:style-name="P10">For ex if you think option a is correct just type a and then press enter.</text:p>
        </text:list-item>
        <text:list-item>
          <text:p text:style-name="P10">Your score will be displayed in all terminals</text:p>
        </text:list-item>
        <text:list-item>
          <text:p text:style-name="P8"><text:span text:style-name="T1">As any player reaches 5 points game terminates</text:span> </text:p>
        </text:list-item>
      </text:list>
      <text:p text:style-name="P3">IMPORTANT INFO: The list of questions and list of answer is in another file named Data.py which is imported by server.py therefore make sure that you have downloaded Data.py also,in the same directory as server.py</text:p>
      <text:p text:style-name="P3">This was done to make the process of adding new questions and answers easy</text:p>
      <text:p text:style-name="P4">ASSUMPTIONS:</text:p>
      <text:list xml:id="list743845114" text:style-name="L3">
        <text:list-item>
          <text:p text:style-name="P9">The game starts only when all the three players have joined i.e are connected to the server.</text:p>
        </text:list-item>
        <text:list-item>
          <text:p text:style-name="P9">If the number of questions become zero and none of the players have won till now,then TIE is declared.</text:p>
        </text:list-item>
      </text:list>
      <text:p text:style-name="P3">Description of Code:</text:p>
      <text:p text:style-name="P5">The server.py imports list of questions and list of answers from Data.py. There are total 20 question.</text:p>
      <text:p text:style-name="P5">After creating socket ,binding the port and establishing connection with all the three client players the game starts by sending questions to each player using start_quiz function and then player_thread (threading) is used to check if the answer is correct. Points are awarded accordingly,1 if correct -0.5 otherwise. The game terminates when any player reaches 5 points.</text:p>
      <text:p text:style-name="P5">At any time ‘Correct answer’ and ‘Answer by the player is shown in server terminal’.Also the score of each question is showed in player’s terminal</text:p>
      <text:p text:style-name="P5">When the game terminates , the winner is displayed in all terminals.</text:p>
      <text:p text:style-name="P5"/>
      <text:p text:style-name="P12"><text:soft-page-break/>SOURCES USED:</text:p>
      <text:list xml:id="list357390334" text:style-name="L4">
        <text:list-item>
          <text:p text:style-name="P13">Computer Networking: A Top Down Approach by Kurose and Ross</text:p>
        </text:list-item>
        <text:list-item>
          <text:p text:style-name="P13"><text:a xlink:type="simple" xlink:href="https://youtu.be/O_Y1NLLP0d8" text:style-name="Internet_20_link" text:visited-style-name="Visited_20_Internet_20_Link">https://youtu.be/O_Y1NLLP0d8</text:a> :Playlist on socket programming and multithreading</text:p>
        </text:list-item>
        <text:list-item>
          <text:p text:style-name="P13"><text:a xlink:type="simple" xlink:href="https://www.geeksforgeeks.org/socket-programming-python/" text:style-name="Internet_20_link" text:visited-style-name="Visited_20_Internet_20_Link">https://www.geeksforgeeks.org/socket-programming-python/</text:a></text:p>
        </text:list-item>
        <text:list-item>
          <text:p text:style-name="P13"><text:a xlink:type="simple" xlink:href="https://realpython.com/python-sockets/" text:style-name="Internet_20_link" text:visited-style-name="Visited_20_Internet_20_Link">https://realpython.com/python-sockets/</text:a></text:p>
          <text:p text:style-name="P13"/>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22:50:52.475963074</meta:creation-date>
    <dc:date>2020-04-14T23:30:52.018916766</dc:date>
    <meta:editing-duration>PT11M45S</meta:editing-duration>
    <meta:editing-cycles>2</meta:editing-cycles>
    <meta:generator>LibreOffice/6.0.7.3$Linux_X86_64 LibreOffice_project/00m0$Build-3</meta:generator>
    <meta:document-statistic meta:table-count="0" meta:image-count="0" meta:object-count="0" meta:page-count="2" meta:paragraph-count="30" meta:word-count="362" meta:character-count="2163" meta:non-whitespace-character-count="1844"/>
  </office:meta>
</office:document-meta>
</file>